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ro1" style:family="table-row">
      <style:table-row-properties style:row-height="6.58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6.23mm" fo:break-before="auto" style:use-optimal-row-height="true"/>
    </style:style>
    <style:style style:name="ro4" style:family="table-row">
      <style:table-row-properties style:row-height="18.68mm" fo:break-before="auto" style:use-optimal-row-height="true"/>
    </style:style>
    <style:style style:name="ro5" style:family="table-row">
      <style:table-row-properties style:row-height="2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ext-properties fo:color="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7"/>
    <style:style style:name="ce10" style:family="table-cell" style:parent-style-name="Default">
      <style:text-properties fo:color="#579d1c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BSERVATIONS : GENERALITES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/>
          <table:table-cell table:style-name="ce5" office:value-type="date" office:date-value="2017-10-21" calcext:value-type="date">
            <text:p>21/10/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A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empérature</text:p>
          </table:table-cell>
          <table:table-cell office:value-type="string" calcext:value-type="string">
            <text:p>20 °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nsoleillement</text:p>
          </table:table-cell>
          <table:table-cell office:value-type="string" calcext:value-type="string">
            <text:p>faible (brouillar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técédents</text:p>
          </table:table-cell>
          <table:table-cell office:value-type="string" calcext:value-type="string">
            <text:p>fortes plu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IEU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odeur</text:p>
          </table:table-cell>
          <table:table-cell office:value-type="string" calcext:value-type="string">
            <text:p>vase, malaïg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uleurs</text:p>
          </table:table-cell>
          <table:table-cell office:value-type="string" calcext:value-type="string">
            <text:p>ve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u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aune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 table:number-columns-spanned="4" table:number-rows-spanned="1">
            <text:p>OBSERVATIONS : NOMBRE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9" office:value-type="date" office:date-value="2017-10-21" calcext:value-type="date">
            <text:p>21/10/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ouche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aigné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êp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mmar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ce de sabl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urmi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cargo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iss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vertébrés aquatique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oustique tig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main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morans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élan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lamand ros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ge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ineau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ondell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uett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igrette garzett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ES</text:p>
          </table:table-cell>
          <table:table-cell table:number-columns-repeated="3"/>
          <table:table-cell table:formula="of:=SUM([.C26:.C30]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ud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[.C26]/[.$E$25]*100" office:value-type="float" office:value="2.38095238095238" calcext:value-type="float">
            <text:p>2,380952380952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licorne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formula="of:=[.C27]/[.$E$25]*100" office:value-type="float" office:value="61.9047619047619" calcext:value-type="float">
            <text:p>61,90476190476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bione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formula="of:=[.C28]/[.$E$25]*100" office:value-type="float" office:value="28.5714285714286" calcext:value-type="float">
            <text:p>28,571428571428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pergulaire marginé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[.C29]/[.$E$25]*100" office:value-type="float" office:value="2.38095238095238" calcext:value-type="float">
            <text:p>2,38095238095238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minées divers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[.C30]/[.$E$25]*100" office:value-type="float" office:value="4.76190476190476" calcext:value-type="float">
            <text:p>4,76190476190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abot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e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BSERVATIONS : HABITAT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/>
          <table:table-cell table:style-name="ce5" office:value-type="date" office:date-value="2017-10-21" calcext:value-type="date">
            <text:p>21/10/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aigné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mmar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ce de sabl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urmis</text:p>
          </table:table-cell>
          <table:table-cell office:value-type="string" calcext:value-type="string">
            <text:p>regroupé, organis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regroupé, col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mains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morans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éland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lamand rose</text:p>
          </table:table-cell>
          <table:table-cell office:value-type="string" calcext:value-type="string">
            <text:p>regroupé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geon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ineau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ondelle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uette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igrette garzett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oud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contin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ione</text:p>
          </table:table-cell>
          <table:table-cell office:value-type="string" calcext:value-type="string">
            <text:p>dispers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ergulaire marginé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aminées divers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BSERVATIONS : PHENOLOGIE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/>
          <table:table-cell table:style-name="ce5" office:value-type="date" office:date-value="2017-10-21" calcext:value-type="date">
            <text:p>21/10/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ourmis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agglutinés en haut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oude</text:p>
          </table:table-cell>
          <table:table-cell office:value-type="string" calcext:value-type="string">
            <text:p>végè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déflorais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ione</text:p>
          </table:table-cell>
          <table:table-cell office:value-type="string" calcext:value-type="string">
            <text:p>en fleur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présence huma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ôt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 de pa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éjections canines et hippiqu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échets plastique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morceaux de bois (manufacturés)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 de p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bo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ens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ébris de coquillag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algu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u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1:57:05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7-11-02T10:59:54.25</dc:date>
    <dc:creator>Silène Godard-Cadillac</dc:creator>
    <meta:editing-duration>PT6H9M2S</meta:editing-duration>
    <meta:editing-cycles>7</meta:editing-cycles>
    <meta:generator>LibreOffice/5.4.1.2$Windows_x86 LibreOffice_project/ea7cb86e6eeb2bf3a5af73a8f7777ac570321527</meta:generator>
    <meta:document-statistic meta:table-count="7" meta:cell-count="168" meta:object-count="0"/>
  </office:meta>
</office:document-meta>
</file>